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++ <text:s text:c="7"/>vs. <text:s text:c="7"/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</text:span><text:span text:style-name="T12">level abstractions </text:span><text:span text:style-name="T12">with low-level time </text:span><text:span text:style-name="T12">and memory </text:span><text:span text:style-name="T12">control.</text:span></text:p>
            </text:list-item>
            <text:list-item>
              <text:p text:style-name="P19"><text:span text:style-name="T12">Understand the </text:span><text:span text:style-name="T12">machine.</text:span></text:p>
            </text:list-item>
            <text:list-item>
              <text:p text:style-name="P19"><text:span text:style-name="T12">Practice learning a </text:span><text:span text:style-name="T12">complex language.</text:span></text:p>
            </text:list-item>
          </text:list>
          <text:p text:style-name="P18"><text:span text:style-name="T11">Some software </text:span><text:span text:style-name="T11">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</text:span><text:span text:style-name="T17">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</text:span><text:span text:style-name="T18">- OO design</text:span></text:p>
            </text:list-item>
            <text:list-item>
              <text:p text:style-name="P22"><text:span text:style-name="T18">Generic </text:span><text:span text:style-name="T18">programming - </text:span><text:span text:style-name="T18">Templates allow for </text:span><text:span text:style-name="T18">code reuse</text:span></text:p>
            </text:list-item>
            <text:list-item>
              <text:p text:style-name="P22"><text:span text:style-name="T18">Function and </text:span><text:span text:style-name="T18">operator </text:span><text:span text:style-name="T18">overloading</text:span></text:p>
            </text:list-item>
            <text:list-item>
              <text:p text:style-name="P22"><text:span text:style-name="T18">Stricter type </text:span><text:span text:style-name="T18">system (e.g. </text:span><text:span text:style-name="T18">function args)</text:span></text:p>
            </text:list-item>
            <text:list-item>
              <text:p text:style-name="P22"><text:span text:style-name="T18">Some run-time </text:span><text:span text:style-name="T18">checks &amp; memory </text:span><text:span text:style-name="T18">control</text:span></text:p>
            </text:list-item>
          </text:list>
          <text:p text:style-name="P22"><text:span text:style-name="T19"/></text:p>
          <text:p text:style-name="P23"><text:span text:style-name="T19">A common and </text:span><text:span text:style-name="T19">mature language </text:span><text:span text:style-name="T19">that gives you high </text:span><text:span text:style-name="T19">level and low level </text:span><text:span text:style-name="T19">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</text:span><text:span text:style-name="T11">memory</text:span></text:p>
          <text:list text:style-name="L1">
            <text:list-item>
              <text:p text:style-name="P19"><text:span text:style-name="T12">In C++, the </text:span><text:span text:style-name="T12">memory </text:span><text:span text:style-name="T12">consumption of a </text:span><text:span text:style-name="T12">data structure is </text:span><text:span text:style-name="T12">tight – you get only </text:span><text:span text:style-name="T12">what you ask for.</text:span></text:p>
            </text:list-item>
            <text:list-item>
              <text:p text:style-name="P19"><text:span text:style-name="T12">In Java, your data </text:span><text:span text:style-name="T12">structures might </text:span><text:span text:style-name="T12">consume much </text:span><text:span text:style-name="T12">more memory.</text:span></text:p>
            </text:list-item>
            <text:list-item>
              <text:p text:style-name="P19"><text:span text:style-name="T12">See example in </text:span><text:span text:style-name="T12">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</text:span><text:span text:style-name="T31">+</text:span><text:span text:style-name="T31">+</text:span><text:span text:style-name="T31">1</text:span><text:span text:style-name="T31">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(int)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6">26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6">26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8</meta:editing-cycles>
    <meta:print-date>1999-11-04T13:06:28</meta:print-date>
    <meta:creation-date>1999-10-10T10:49:40</meta:creation-date>
    <dc:date>2019-02-26T14:27:17.843799839</dc:date>
    <meta:editing-duration>P29DT1H12M10S</meta:editing-duration>
    <meta:generator>LibreOffice/6.1.5.2$Linux_X86_64 LibreOffice_project/10$Build-2</meta:gener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